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4.466cm" svg:height="13.389cm" svg:x="19.957cm" svg:y="1.919cm">
            <draw:object draw:notify-on-update-of-ranges="Sheet1.B2:Sheet1.B34 Sheet1.E1:Sheet1.E1 Sheet1.E2:Sheet1.E34 Sheet1.D1:Sheet1.D1 Sheet1.D2:Sheet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Volt</text:p>
          </table:table-cell>
          <table:table-cell table:style-name="ce2" office:value-type="string" calcext:value-type="string">
            <text:p>I (mA)</text:p>
          </table:table-cell>
          <table:table-cell table:style-name="ce2" office:value-type="string" calcext:value-type="string">
            <text:p>R <text:s/>(kohm)</text:p>
          </table:table-cell>
          <table:table-cell table:style-name="ce2" office:value-type="string" calcext:value-type="string">
            <text:p>T (°C)</text:p>
          </table:table-cell>
          <table:table-cell table:style-name="ce4" office:value-type="string" calcext:value-type="string">
            <text:p>u8_temp_5/8-40c</text:p>
          </table:table-cell>
          <table:table-cell table:style-name="ce1" office:value-type="string" calcext:value-type="string">
            <text:p>u8_temp_1-40c</text:p>
          </table:table-cell>
          <table:table-cell/>
          <table:table-cell table:style-name="ce1" office:value-type="string" calcext:value-type="string">
            <text:p>R25 (kohm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8/256*5" office:value-type="float" office:value="0" calcext:value-type="float">
            <text:p>0.00</text:p>
          </table:table-cell>
          <table:table-cell table:formula="of:=(5-[.B2])/[.J$3]" office:value-type="float" office:value="1.51515151515152" calcext:value-type="float">
            <text:p>1.52</text:p>
          </table:table-cell>
          <table:table-cell table:formula="of:=[.B2]/[.C2]" office:value-type="float" office:value="0" calcext:value-type="float">
            <text:p>0.00</text:p>
          </table:table-cell>
          <table:table-cell table:formula="of:=(CONVERT(CONVERT(25;&quot;C&quot;;&quot;K&quot;)*[.J$2]/(CONVERT(25;&quot;C&quot;;&quot;K&quot;)*LN([.D2]/[.J$1])+[.J$2]);&quot;K&quot;;&quot;C&quot;))" office:value-type="string" office:string-value="" calcext:value-type="error">
            <text:p>Err:502</text:p>
          </table:table-cell>
          <table:table-cell table:formula="of:=MIN(([.E2]+40)*8/5; 255)" office:value-type="string" office:string-value="" calcext:value-type="error">
            <text:p>Err:502</text:p>
          </table:table-cell>
          <table:table-cell table:style-name="ce5" table:formula="of:=MIN([.E2]+40; 255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eta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8/256*5" office:value-type="float" office:value="0.15625" calcext:value-type="float">
            <text:p>0.16</text:p>
          </table:table-cell>
          <table:table-cell table:formula="of:=(5-[.B3])/[.J$3]" office:value-type="float" office:value="1.46780303030303" calcext:value-type="float">
            <text:p>1.47</text:p>
          </table:table-cell>
          <table:table-cell table:formula="of:=[.B3]/[.C3]" office:value-type="float" office:value="0.106451612903226" calcext:value-type="float">
            <text:p>0.11</text:p>
          </table:table-cell>
          <table:table-cell table:formula="of:=(CONVERT(CONVERT(25;&quot;C&quot;;&quot;K&quot;)*[.J$2]/(CONVERT(25;&quot;C&quot;;&quot;K&quot;)*LN([.D3]/[.J$1])+[.J$2]);&quot;K&quot;;&quot;C&quot;))" office:value-type="float" office:value="289.348100072652" calcext:value-type="float">
            <text:p>289.35</text:p>
          </table:table-cell>
          <table:table-cell table:formula="of:=MIN(([.E3]+40)*8/5; 255)" office:value-type="float" office:value="255" calcext:value-type="float">
            <text:p>255</text:p>
          </table:table-cell>
          <table:table-cell table:style-name="ce5" table:formula="of:=MIN([.E3]+40; 255)" office:value-type="float" office:value="255" calcext:value-type="float">
            <text:p>255</text:p>
          </table:table-cell>
          <table:table-cell/>
          <table:table-cell table:style-name="ce1" office:value-type="string" calcext:value-type="string">
            <text:p>Pull-Up (kohm)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8/256*5" office:value-type="float" office:value="0.3125" calcext:value-type="float">
            <text:p>0.31</text:p>
          </table:table-cell>
          <table:table-cell table:formula="of:=(5-[.B4])/[.J$3]" office:value-type="float" office:value="1.42045454545455" calcext:value-type="float">
            <text:p>1.42</text:p>
          </table:table-cell>
          <table:table-cell table:formula="of:=[.B4]/[.C4]" office:value-type="float" office:value="0.22" calcext:value-type="float">
            <text:p>0.22</text:p>
          </table:table-cell>
          <table:table-cell table:formula="of:=(CONVERT(CONVERT(25;&quot;C&quot;;&quot;K&quot;)*[.J$2]/(CONVERT(25;&quot;C&quot;;&quot;K&quot;)*LN([.D4]/[.J$1])+[.J$2]);&quot;K&quot;;&quot;C&quot;))" office:value-type="float" office:value="236.525747356087" calcext:value-type="float">
            <text:p>236.53</text:p>
          </table:table-cell>
          <table:table-cell table:formula="of:=MIN(([.E4]+40)*8/5; 255)" office:value-type="float" office:value="255" calcext:value-type="float">
            <text:p>255</text:p>
          </table:table-cell>
          <table:table-cell table:style-name="ce5" table:formula="of:=MIN([.E4]+40; 255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8/256*5" office:value-type="float" office:value="0.46875" calcext:value-type="float">
            <text:p>0.47</text:p>
          </table:table-cell>
          <table:table-cell table:formula="of:=(5-[.B5])/[.J$3]" office:value-type="float" office:value="1.37310606060606" calcext:value-type="float">
            <text:p>1.37</text:p>
          </table:table-cell>
          <table:table-cell table:formula="of:=[.B5]/[.C5]" office:value-type="float" office:value="0.341379310344828" calcext:value-type="float">
            <text:p>0.34</text:p>
          </table:table-cell>
          <table:table-cell table:formula="of:=(CONVERT(CONVERT(25;&quot;C&quot;;&quot;K&quot;)*[.J$2]/(CONVERT(25;&quot;C&quot;;&quot;K&quot;)*LN([.D5]/[.J$1])+[.J$2]);&quot;K&quot;;&quot;C&quot;))" office:value-type="float" office:value="209.115614356539" calcext:value-type="float">
            <text:p>209.12</text:p>
          </table:table-cell>
          <table:table-cell table:formula="of:=MIN(([.E5]+40)*8/5; 255)" office:value-type="float" office:value="255" calcext:value-type="float">
            <text:p>255</text:p>
          </table:table-cell>
          <table:table-cell table:style-name="ce5" table:formula="of:=MIN([.E5]+40; 255)" office:value-type="float" office:value="249.11561435653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8/256*5" office:value-type="float" office:value="0.625" calcext:value-type="float">
            <text:p>0.63</text:p>
          </table:table-cell>
          <table:table-cell table:formula="of:=(5-[.B6])/[.J$3]" office:value-type="float" office:value="1.32575757575758" calcext:value-type="float">
            <text:p>1.33</text:p>
          </table:table-cell>
          <table:table-cell table:formula="of:=[.B6]/[.C6]" office:value-type="float" office:value="0.471428571428571" calcext:value-type="float">
            <text:p>0.47</text:p>
          </table:table-cell>
          <table:table-cell table:formula="of:=(CONVERT(CONVERT(25;&quot;C&quot;;&quot;K&quot;)*[.J$2]/(CONVERT(25;&quot;C&quot;;&quot;K&quot;)*LN([.D6]/[.J$1])+[.J$2]);&quot;K&quot;;&quot;C&quot;))" office:value-type="float" office:value="190.786302541014" calcext:value-type="float">
            <text:p>190.79</text:p>
          </table:table-cell>
          <table:table-cell table:formula="of:=MIN(([.E6]+40)*8/5; 255)" office:value-type="float" office:value="255" calcext:value-type="float">
            <text:p>255</text:p>
          </table:table-cell>
          <table:table-cell table:style-name="ce5" table:formula="of:=MIN([.E6]+40; 255)" office:value-type="float" office:value="230.786302541014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8/256*5" office:value-type="float" office:value="0.78125" calcext:value-type="float">
            <text:p>0.78</text:p>
          </table:table-cell>
          <table:table-cell table:formula="of:=(5-[.B7])/[.J$3]" office:value-type="float" office:value="1.27840909090909" calcext:value-type="float">
            <text:p>1.28</text:p>
          </table:table-cell>
          <table:table-cell table:formula="of:=[.B7]/[.C7]" office:value-type="float" office:value="0.611111111111111" calcext:value-type="float">
            <text:p>0.61</text:p>
          </table:table-cell>
          <table:table-cell table:formula="of:=(CONVERT(CONVERT(25;&quot;C&quot;;&quot;K&quot;)*[.J$2]/(CONVERT(25;&quot;C&quot;;&quot;K&quot;)*LN([.D7]/[.J$1])+[.J$2]);&quot;K&quot;;&quot;C&quot;))" office:value-type="float" office:value="177.029916655034" calcext:value-type="float">
            <text:p>177.03</text:p>
          </table:table-cell>
          <table:table-cell table:formula="of:=MIN(([.E7]+40)*8/5; 255)" office:value-type="float" office:value="255" calcext:value-type="float">
            <text:p>255</text:p>
          </table:table-cell>
          <table:table-cell table:style-name="ce5" table:formula="of:=MIN([.E7]+40; 255)" office:value-type="float" office:value="217.029916655034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8/256*5" office:value-type="float" office:value="0.9375" calcext:value-type="float">
            <text:p>0.94</text:p>
          </table:table-cell>
          <table:table-cell table:formula="of:=(5-[.B8])/[.J$3]" office:value-type="float" office:value="1.23106060606061" calcext:value-type="float">
            <text:p>1.23</text:p>
          </table:table-cell>
          <table:table-cell table:formula="of:=[.B8]/[.C8]" office:value-type="float" office:value="0.761538461538462" calcext:value-type="float">
            <text:p>0.76</text:p>
          </table:table-cell>
          <table:table-cell table:formula="of:=(CONVERT(CONVERT(25;&quot;C&quot;;&quot;K&quot;)*[.J$2]/(CONVERT(25;&quot;C&quot;;&quot;K&quot;)*LN([.D8]/[.J$1])+[.J$2]);&quot;K&quot;;&quot;C&quot;))" office:value-type="float" office:value="165.988216321695" calcext:value-type="float">
            <text:p>165.99</text:p>
          </table:table-cell>
          <table:table-cell table:formula="of:=MIN(([.E8]+40)*8/5; 255)" office:value-type="float" office:value="255" calcext:value-type="float">
            <text:p>255</text:p>
          </table:table-cell>
          <table:table-cell table:style-name="ce5" table:formula="of:=MIN([.E8]+40; 255)" office:value-type="float" office:value="205.988216321695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8/256*5" office:value-type="float" office:value="1.09375" calcext:value-type="float">
            <text:p>1.09</text:p>
          </table:table-cell>
          <table:table-cell table:formula="of:=(5-[.B9])/[.J$3]" office:value-type="float" office:value="1.18371212121212" calcext:value-type="float">
            <text:p>1.18</text:p>
          </table:table-cell>
          <table:table-cell table:formula="of:=[.B9]/[.C9]" office:value-type="float" office:value="0.924" calcext:value-type="float">
            <text:p>0.92</text:p>
          </table:table-cell>
          <table:table-cell table:formula="of:=(CONVERT(CONVERT(25;&quot;C&quot;;&quot;K&quot;)*[.J$2]/(CONVERT(25;&quot;C&quot;;&quot;K&quot;)*LN([.D9]/[.J$1])+[.J$2]);&quot;K&quot;;&quot;C&quot;))" office:value-type="float" office:value="156.723379197558" calcext:value-type="float">
            <text:p>156.72</text:p>
          </table:table-cell>
          <table:table-cell table:formula="of:=MIN(([.E9]+40)*8/5; 255)" office:value-type="float" office:value="255" calcext:value-type="float">
            <text:p>255</text:p>
          </table:table-cell>
          <table:table-cell table:style-name="ce5" table:formula="of:=MIN([.E9]+40; 255)" office:value-type="float" office:value="196.723379197558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8/256*5" office:value-type="float" office:value="1.25" calcext:value-type="float">
            <text:p>1.25</text:p>
          </table:table-cell>
          <table:table-cell table:formula="of:=(5-[.B10])/[.J$3]" office:value-type="float" office:value="1.13636363636364" calcext:value-type="float">
            <text:p>1.14</text:p>
          </table:table-cell>
          <table:table-cell table:formula="of:=[.B10]/[.C10]" office:value-type="float" office:value="1.1" calcext:value-type="float">
            <text:p>1.10</text:p>
          </table:table-cell>
          <table:table-cell table:formula="of:=(CONVERT(CONVERT(25;&quot;C&quot;;&quot;K&quot;)*[.J$2]/(CONVERT(25;&quot;C&quot;;&quot;K&quot;)*LN([.D10]/[.J$1])+[.J$2]);&quot;K&quot;;&quot;C&quot;))" office:value-type="float" office:value="148.698631934156" calcext:value-type="float">
            <text:p>148.70</text:p>
          </table:table-cell>
          <table:table-cell table:formula="of:=MIN(([.E10]+40)*8/5; 255)" office:value-type="float" office:value="255" calcext:value-type="float">
            <text:p>255</text:p>
          </table:table-cell>
          <table:table-cell table:style-name="ce5" table:formula="of:=MIN([.E10]+40; 255)" office:value-type="float" office:value="188.698631934156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8/256*5" office:value-type="float" office:value="1.40625" calcext:value-type="float">
            <text:p>1.41</text:p>
          </table:table-cell>
          <table:table-cell table:formula="of:=(5-[.B11])/[.J$3]" office:value-type="float" office:value="1.08901515151515" calcext:value-type="float">
            <text:p>1.09</text:p>
          </table:table-cell>
          <table:table-cell table:formula="of:=[.B11]/[.C11]" office:value-type="float" office:value="1.29130434782609" calcext:value-type="float">
            <text:p>1.29</text:p>
          </table:table-cell>
          <table:table-cell table:formula="of:=(CONVERT(CONVERT(25;&quot;C&quot;;&quot;K&quot;)*[.J$2]/(CONVERT(25;&quot;C&quot;;&quot;K&quot;)*LN([.D11]/[.J$1])+[.J$2]);&quot;K&quot;;&quot;C&quot;))" office:value-type="float" office:value="141.578736604547" calcext:value-type="float">
            <text:p>141.58</text:p>
          </table:table-cell>
          <table:table-cell table:formula="of:=MIN(([.E11]+40)*8/5; 255)" office:value-type="float" office:value="255" calcext:value-type="float">
            <text:p>255</text:p>
          </table:table-cell>
          <table:table-cell table:style-name="ce5" table:formula="of:=MIN([.E11]+40; 255)" office:value-type="float" office:value="181.578736604547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8/256*5" office:value-type="float" office:value="1.5625" calcext:value-type="float">
            <text:p>1.56</text:p>
          </table:table-cell>
          <table:table-cell table:formula="of:=(5-[.B12])/[.J$3]" office:value-type="float" office:value="1.04166666666667" calcext:value-type="float">
            <text:p>1.04</text:p>
          </table:table-cell>
          <table:table-cell table:formula="of:=[.B12]/[.C12]" office:value-type="float" office:value="1.5" calcext:value-type="float">
            <text:p>1.50</text:p>
          </table:table-cell>
          <table:table-cell table:formula="of:=(CONVERT(CONVERT(25;&quot;C&quot;;&quot;K&quot;)*[.J$2]/(CONVERT(25;&quot;C&quot;;&quot;K&quot;)*LN([.D12]/[.J$1])+[.J$2]);&quot;K&quot;;&quot;C&quot;))" office:value-type="float" office:value="135.140242294228" calcext:value-type="float">
            <text:p>135.14</text:p>
          </table:table-cell>
          <table:table-cell table:formula="of:=MIN(([.E12]+40)*8/5; 255)" office:value-type="float" office:value="255" calcext:value-type="float">
            <text:p>255</text:p>
          </table:table-cell>
          <table:table-cell table:style-name="ce5" table:formula="of:=MIN([.E12]+40; 255)" office:value-type="float" office:value="175.140242294228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8/256*5" office:value-type="float" office:value="1.71875" calcext:value-type="float">
            <text:p>1.72</text:p>
          </table:table-cell>
          <table:table-cell table:formula="of:=(5-[.B13])/[.J$3]" office:value-type="float" office:value="0.994318181818182" calcext:value-type="float">
            <text:p>0.99</text:p>
          </table:table-cell>
          <table:table-cell table:formula="of:=[.B13]/[.C13]" office:value-type="float" office:value="1.72857142857143" calcext:value-type="float">
            <text:p>1.73</text:p>
          </table:table-cell>
          <table:table-cell table:formula="of:=(CONVERT(CONVERT(25;&quot;C&quot;;&quot;K&quot;)*[.J$2]/(CONVERT(25;&quot;C&quot;;&quot;K&quot;)*LN([.D13]/[.J$1])+[.J$2]);&quot;K&quot;;&quot;C&quot;))" office:value-type="float" office:value="129.226343069591" calcext:value-type="float">
            <text:p>129.23</text:p>
          </table:table-cell>
          <table:table-cell table:formula="of:=MIN(([.E13]+40)*8/5; 255)" office:value-type="float" office:value="255" calcext:value-type="float">
            <text:p>255</text:p>
          </table:table-cell>
          <table:table-cell table:style-name="ce5" table:formula="of:=MIN([.E13]+40; 255)" office:value-type="float" office:value="169.226343069591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8/256*5" office:value-type="float" office:value="1.875" calcext:value-type="float">
            <text:p>1.88</text:p>
          </table:table-cell>
          <table:table-cell table:formula="of:=(5-[.B14])/[.J$3]" office:value-type="float" office:value="0.946969696969697" calcext:value-type="float">
            <text:p>0.95</text:p>
          </table:table-cell>
          <table:table-cell table:formula="of:=[.B14]/[.C14]" office:value-type="float" office:value="1.98" calcext:value-type="float">
            <text:p>1.98</text:p>
          </table:table-cell>
          <table:table-cell table:formula="of:=(CONVERT(CONVERT(25;&quot;C&quot;;&quot;K&quot;)*[.J$2]/(CONVERT(25;&quot;C&quot;;&quot;K&quot;)*LN([.D14]/[.J$1])+[.J$2]);&quot;K&quot;;&quot;C&quot;))" office:value-type="float" office:value="123.722176490534" calcext:value-type="float">
            <text:p>123.72</text:p>
          </table:table-cell>
          <table:table-cell table:formula="of:=MIN(([.E14]+40)*8/5; 255)" office:value-type="float" office:value="255" calcext:value-type="float">
            <text:p>255</text:p>
          </table:table-cell>
          <table:table-cell table:style-name="ce5" table:formula="of:=MIN([.E14]+40; 255)" office:value-type="float" office:value="163.72217649053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8/256*5" office:value-type="float" office:value="2.03125" calcext:value-type="float">
            <text:p>2.03</text:p>
          </table:table-cell>
          <table:table-cell table:formula="of:=(5-[.B15])/[.J$3]" office:value-type="float" office:value="0.899621212121212" calcext:value-type="float">
            <text:p>0.90</text:p>
          </table:table-cell>
          <table:table-cell table:formula="of:=[.B15]/[.C15]" office:value-type="float" office:value="2.25789473684211" calcext:value-type="float">
            <text:p>2.26</text:p>
          </table:table-cell>
          <table:table-cell table:formula="of:=(CONVERT(CONVERT(25;&quot;C&quot;;&quot;K&quot;)*[.J$2]/(CONVERT(25;&quot;C&quot;;&quot;K&quot;)*LN([.D15]/[.J$1])+[.J$2]);&quot;K&quot;;&quot;C&quot;))" office:value-type="float" office:value="118.540370863855" calcext:value-type="float">
            <text:p>118.54</text:p>
          </table:table-cell>
          <table:table-cell table:formula="of:=MIN(([.E15]+40)*8/5; 255)" office:value-type="float" office:value="253.664593382168" calcext:value-type="float">
            <text:p>254</text:p>
          </table:table-cell>
          <table:table-cell table:style-name="ce5" table:formula="of:=MIN([.E15]+40; 255)" office:value-type="float" office:value="158.540370863855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8/256*5" office:value-type="float" office:value="2.1875" calcext:value-type="float">
            <text:p>2.19</text:p>
          </table:table-cell>
          <table:table-cell table:formula="of:=(5-[.B16])/[.J$3]" office:value-type="float" office:value="0.852272727272727" calcext:value-type="float">
            <text:p>0.85</text:p>
          </table:table-cell>
          <table:table-cell table:formula="of:=[.B16]/[.C16]" office:value-type="float" office:value="2.56666666666667" calcext:value-type="float">
            <text:p>2.57</text:p>
          </table:table-cell>
          <table:table-cell table:formula="of:=(CONVERT(CONVERT(25;&quot;C&quot;;&quot;K&quot;)*[.J$2]/(CONVERT(25;&quot;C&quot;;&quot;K&quot;)*LN([.D16]/[.J$1])+[.J$2]);&quot;K&quot;;&quot;C&quot;))" office:value-type="float" office:value="113.612100052375" calcext:value-type="float">
            <text:p>113.61</text:p>
          </table:table-cell>
          <table:table-cell table:formula="of:=MIN(([.E16]+40)*8/5; 255)" office:value-type="float" office:value="245.7793600838" calcext:value-type="float">
            <text:p>246</text:p>
          </table:table-cell>
          <table:table-cell table:style-name="ce5" table:formula="of:=MIN([.E16]+40; 255)" office:value-type="float" office:value="153.612100052375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8/256*5" office:value-type="float" office:value="2.34375" calcext:value-type="float">
            <text:p>2.34</text:p>
          </table:table-cell>
          <table:table-cell table:formula="of:=(5-[.B17])/[.J$3]" office:value-type="float" office:value="0.804924242424242" calcext:value-type="float">
            <text:p>0.80</text:p>
          </table:table-cell>
          <table:table-cell table:formula="of:=[.B17]/[.C17]" office:value-type="float" office:value="2.91176470588235" calcext:value-type="float">
            <text:p>2.91</text:p>
          </table:table-cell>
          <table:table-cell table:formula="of:=(CONVERT(CONVERT(25;&quot;C&quot;;&quot;K&quot;)*[.J$2]/(CONVERT(25;&quot;C&quot;;&quot;K&quot;)*LN([.D17]/[.J$1])+[.J$2]);&quot;K&quot;;&quot;C&quot;))" office:value-type="float" office:value="108.881259961878" calcext:value-type="float">
            <text:p>108.88</text:p>
          </table:table-cell>
          <table:table-cell table:formula="of:=MIN(([.E17]+40)*8/5; 255)" office:value-type="float" office:value="238.210015939004" calcext:value-type="float">
            <text:p>238</text:p>
          </table:table-cell>
          <table:table-cell table:style-name="ce5" table:formula="of:=MIN([.E17]+40; 255)" office:value-type="float" office:value="148.881259961878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8/256*5" office:value-type="float" office:value="2.5" calcext:value-type="float">
            <text:p>2.50</text:p>
          </table:table-cell>
          <table:table-cell table:formula="of:=(5-[.B18])/[.J$3]" office:value-type="float" office:value="0.757575757575758" calcext:value-type="float">
            <text:p>0.76</text:p>
          </table:table-cell>
          <table:table-cell table:formula="of:=[.B18]/[.C18]" office:value-type="float" office:value="3.3" calcext:value-type="float">
            <text:p>3.30</text:p>
          </table:table-cell>
          <table:table-cell table:formula="of:=(CONVERT(CONVERT(25;&quot;C&quot;;&quot;K&quot;)*[.J$2]/(CONVERT(25;&quot;C&quot;;&quot;K&quot;)*LN([.D18]/[.J$1])+[.J$2]);&quot;K&quot;;&quot;C&quot;))" office:value-type="float" office:value="104.30048322867" calcext:value-type="float">
            <text:p>104.30</text:p>
          </table:table-cell>
          <table:table-cell table:formula="of:=MIN(([.E18]+40)*8/5; 255)" office:value-type="float" office:value="230.880773165872" calcext:value-type="float">
            <text:p>231</text:p>
          </table:table-cell>
          <table:table-cell table:style-name="ce5" table:formula="of:=MIN([.E18]+40; 255)" office:value-type="float" office:value="144.30048322867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8/256*5" office:value-type="float" office:value="2.65625" calcext:value-type="float">
            <text:p>2.66</text:p>
          </table:table-cell>
          <table:table-cell table:formula="of:=(5-[.B19])/[.J$3]" office:value-type="float" office:value="0.710227272727273" calcext:value-type="float">
            <text:p>0.71</text:p>
          </table:table-cell>
          <table:table-cell table:formula="of:=[.B19]/[.C19]" office:value-type="float" office:value="3.74" calcext:value-type="float">
            <text:p>3.74</text:p>
          </table:table-cell>
          <table:table-cell table:formula="of:=(CONVERT(CONVERT(25;&quot;C&quot;;&quot;K&quot;)*[.J$2]/(CONVERT(25;&quot;C&quot;;&quot;K&quot;)*LN([.D19]/[.J$1])+[.J$2]);&quot;K&quot;;&quot;C&quot;))" office:value-type="float" office:value="99.8282572568863" calcext:value-type="float">
            <text:p>99.83</text:p>
          </table:table-cell>
          <table:table-cell table:formula="of:=MIN(([.E19]+40)*8/5; 255)" office:value-type="float" office:value="223.725211611018" calcext:value-type="float">
            <text:p>224</text:p>
          </table:table-cell>
          <table:table-cell table:style-name="ce5" table:formula="of:=MIN([.E19]+40; 255)" office:value-type="float" office:value="139.828257256886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8/256*5" office:value-type="float" office:value="2.8125" calcext:value-type="float">
            <text:p>2.81</text:p>
          </table:table-cell>
          <table:table-cell table:formula="of:=(5-[.B20])/[.J$3]" office:value-type="float" office:value="0.662878787878788" calcext:value-type="float">
            <text:p>0.66</text:p>
          </table:table-cell>
          <table:table-cell table:formula="of:=[.B20]/[.C20]" office:value-type="float" office:value="4.24285714285714" calcext:value-type="float">
            <text:p>4.24</text:p>
          </table:table-cell>
          <table:table-cell table:formula="of:=(CONVERT(CONVERT(25;&quot;C&quot;;&quot;K&quot;)*[.J$2]/(CONVERT(25;&quot;C&quot;;&quot;K&quot;)*LN([.D20]/[.J$1])+[.J$2]);&quot;K&quot;;&quot;C&quot;))" office:value-type="float" office:value="95.4266950422971" calcext:value-type="float">
            <text:p>95.43</text:p>
          </table:table-cell>
          <table:table-cell table:formula="of:=MIN(([.E20]+40)*8/5; 255)" office:value-type="float" office:value="216.682712067675" calcext:value-type="float">
            <text:p>217</text:p>
          </table:table-cell>
          <table:table-cell table:style-name="ce5" table:formula="of:=MIN([.E20]+40; 255)" office:value-type="float" office:value="135.426695042297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8/256*5" office:value-type="float" office:value="2.96875" calcext:value-type="float">
            <text:p>2.97</text:p>
          </table:table-cell>
          <table:table-cell table:formula="of:=(5-[.B21])/[.J$3]" office:value-type="float" office:value="0.615530303030303" calcext:value-type="float">
            <text:p>0.62</text:p>
          </table:table-cell>
          <table:table-cell table:formula="of:=[.B21]/[.C21]" office:value-type="float" office:value="4.82307692307692" calcext:value-type="float">
            <text:p>4.82</text:p>
          </table:table-cell>
          <table:table-cell table:formula="of:=(CONVERT(CONVERT(25;&quot;C&quot;;&quot;K&quot;)*[.J$2]/(CONVERT(25;&quot;C&quot;;&quot;K&quot;)*LN([.D21]/[.J$1])+[.J$2]);&quot;K&quot;;&quot;C&quot;))" office:value-type="float" office:value="91.0596558784337" calcext:value-type="float">
            <text:p>91.06</text:p>
          </table:table-cell>
          <table:table-cell table:formula="of:=MIN(([.E21]+40)*8/5; 255)" office:value-type="float" office:value="209.695449405494" calcext:value-type="float">
            <text:p>210</text:p>
          </table:table-cell>
          <table:table-cell table:style-name="ce5" table:formula="of:=MIN([.E21]+40; 255)" office:value-type="float" office:value="131.059655878434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8/256*5" office:value-type="float" office:value="3.125" calcext:value-type="float">
            <text:p>3.13</text:p>
          </table:table-cell>
          <table:table-cell table:formula="of:=(5-[.B22])/[.J$3]" office:value-type="float" office:value="0.568181818181818" calcext:value-type="float">
            <text:p>0.57</text:p>
          </table:table-cell>
          <table:table-cell table:formula="of:=[.B22]/[.C22]" office:value-type="float" office:value="5.5" calcext:value-type="float">
            <text:p>5.50</text:p>
          </table:table-cell>
          <table:table-cell table:formula="of:=(CONVERT(CONVERT(25;&quot;C&quot;;&quot;K&quot;)*[.J$2]/(CONVERT(25;&quot;C&quot;;&quot;K&quot;)*LN([.D22]/[.J$1])+[.J$2]);&quot;K&quot;;&quot;C&quot;))" office:value-type="float" office:value="86.6909817695926" calcext:value-type="float">
            <text:p>86.69</text:p>
          </table:table-cell>
          <table:table-cell table:formula="of:=MIN(([.E22]+40)*8/5; 255)" office:value-type="float" office:value="202.705570831348" calcext:value-type="float">
            <text:p>203</text:p>
          </table:table-cell>
          <table:table-cell table:style-name="ce5" table:formula="of:=MIN([.E22]+40; 255)" office:value-type="float" office:value="126.690981769593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8/256*5" office:value-type="float" office:value="3.28125" calcext:value-type="float">
            <text:p>3.28</text:p>
          </table:table-cell>
          <table:table-cell table:formula="of:=(5-[.B23])/[.J$3]" office:value-type="float" office:value="0.520833333333333" calcext:value-type="float">
            <text:p>0.52</text:p>
          </table:table-cell>
          <table:table-cell table:formula="of:=[.B23]/[.C23]" office:value-type="float" office:value="6.3" calcext:value-type="float">
            <text:p>6.30</text:p>
          </table:table-cell>
          <table:table-cell table:formula="of:=(CONVERT(CONVERT(25;&quot;C&quot;;&quot;K&quot;)*[.J$2]/(CONVERT(25;&quot;C&quot;;&quot;K&quot;)*LN([.D23]/[.J$1])+[.J$2]);&quot;K&quot;;&quot;C&quot;))" office:value-type="float" office:value="82.2826284697603" calcext:value-type="float">
            <text:p>82.28</text:p>
          </table:table-cell>
          <table:table-cell table:formula="of:=MIN(([.E23]+40)*8/5; 255)" office:value-type="float" office:value="195.652205551617" calcext:value-type="float">
            <text:p>196</text:p>
          </table:table-cell>
          <table:table-cell table:style-name="ce5" table:formula="of:=MIN([.E23]+40; 255)" office:value-type="float" office:value="122.28262846976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8/256*5" office:value-type="float" office:value="3.4375" calcext:value-type="float">
            <text:p>3.44</text:p>
          </table:table-cell>
          <table:table-cell table:formula="of:=(5-[.B24])/[.J$3]" office:value-type="float" office:value="0.473484848484848" calcext:value-type="float">
            <text:p>0.47</text:p>
          </table:table-cell>
          <table:table-cell table:formula="of:=[.B24]/[.C24]" office:value-type="float" office:value="7.26" calcext:value-type="float">
            <text:p>7.26</text:p>
          </table:table-cell>
          <table:table-cell table:formula="of:=(CONVERT(CONVERT(25;&quot;C&quot;;&quot;K&quot;)*[.J$2]/(CONVERT(25;&quot;C&quot;;&quot;K&quot;)*LN([.D24]/[.J$1])+[.J$2]);&quot;K&quot;;&quot;C&quot;))" office:value-type="float" office:value="77.7924288349702" calcext:value-type="float">
            <text:p>77.79</text:p>
          </table:table-cell>
          <table:table-cell table:formula="of:=MIN(([.E24]+40)*8/5; 255)" office:value-type="float" office:value="188.467886135952" calcext:value-type="float">
            <text:p>188</text:p>
          </table:table-cell>
          <table:table-cell table:style-name="ce5" table:formula="of:=MIN([.E24]+40; 255)" office:value-type="float" office:value="117.79242883497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8/256*5" office:value-type="float" office:value="3.59375" calcext:value-type="float">
            <text:p>3.59</text:p>
          </table:table-cell>
          <table:table-cell table:formula="of:=(5-[.B25])/[.J$3]" office:value-type="float" office:value="0.426136363636364" calcext:value-type="float">
            <text:p>0.43</text:p>
          </table:table-cell>
          <table:table-cell table:formula="of:=[.B25]/[.C25]" office:value-type="float" office:value="8.43333333333333" calcext:value-type="float">
            <text:p>8.43</text:p>
          </table:table-cell>
          <table:table-cell table:formula="of:=(CONVERT(CONVERT(25;&quot;C&quot;;&quot;K&quot;)*[.J$2]/(CONVERT(25;&quot;C&quot;;&quot;K&quot;)*LN([.D25]/[.J$1])+[.J$2]);&quot;K&quot;;&quot;C&quot;))" office:value-type="float" office:value="73.1711089876764" calcext:value-type="float">
            <text:p>73.17</text:p>
          </table:table-cell>
          <table:table-cell table:formula="of:=MIN(([.E25]+40)*8/5; 255)" office:value-type="float" office:value="181.073774380282" calcext:value-type="float">
            <text:p>181</text:p>
          </table:table-cell>
          <table:table-cell table:style-name="ce5" table:formula="of:=MIN([.E25]+40; 255)" office:value-type="float" office:value="113.171108987676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8/256*5" office:value-type="float" office:value="3.75" calcext:value-type="float">
            <text:p>3.75</text:p>
          </table:table-cell>
          <table:table-cell table:formula="of:=(5-[.B26])/[.J$3]" office:value-type="float" office:value="0.378787878787879" calcext:value-type="float">
            <text:p>0.38</text:p>
          </table:table-cell>
          <table:table-cell table:formula="of:=[.B26]/[.C26]" office:value-type="float" office:value="9.9" calcext:value-type="float">
            <text:p>9.90</text:p>
          </table:table-cell>
          <table:table-cell table:formula="of:=(CONVERT(CONVERT(25;&quot;C&quot;;&quot;K&quot;)*[.J$2]/(CONVERT(25;&quot;C&quot;;&quot;K&quot;)*LN([.D26]/[.J$1])+[.J$2]);&quot;K&quot;;&quot;C&quot;))" office:value-type="float" office:value="68.3579236674997" calcext:value-type="float">
            <text:p>68.36</text:p>
          </table:table-cell>
          <table:table-cell table:formula="of:=MIN(([.E26]+40)*8/5; 255)" office:value-type="float" office:value="173.372677868" calcext:value-type="float">
            <text:p>173</text:p>
          </table:table-cell>
          <table:table-cell table:style-name="ce5" table:formula="of:=MIN([.E26]+40; 255)" office:value-type="float" office:value="108.3579236675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8/256*5" office:value-type="float" office:value="3.90625" calcext:value-type="float">
            <text:p>3.91</text:p>
          </table:table-cell>
          <table:table-cell table:formula="of:=(5-[.B27])/[.J$3]" office:value-type="float" office:value="0.331439393939394" calcext:value-type="float">
            <text:p>0.33</text:p>
          </table:table-cell>
          <table:table-cell table:formula="of:=[.B27]/[.C27]" office:value-type="float" office:value="11.7857142857143" calcext:value-type="float">
            <text:p>11.79</text:p>
          </table:table-cell>
          <table:table-cell table:formula="of:=(CONVERT(CONVERT(25;&quot;C&quot;;&quot;K&quot;)*[.J$2]/(CONVERT(25;&quot;C&quot;;&quot;K&quot;)*LN([.D27]/[.J$1])+[.J$2]);&quot;K&quot;;&quot;C&quot;))" office:value-type="float" office:value="63.2737359064469" calcext:value-type="float">
            <text:p>63.27</text:p>
          </table:table-cell>
          <table:table-cell table:formula="of:=MIN(([.E27]+40)*8/5; 255)" office:value-type="float" office:value="165.237977450315" calcext:value-type="float">
            <text:p>165</text:p>
          </table:table-cell>
          <table:table-cell table:style-name="ce5" table:formula="of:=MIN([.E27]+40; 255)" office:value-type="float" office:value="103.273735906447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8/256*5" office:value-type="float" office:value="4.0625" calcext:value-type="float">
            <text:p>4.06</text:p>
          </table:table-cell>
          <table:table-cell table:formula="of:=(5-[.B28])/[.J$3]" office:value-type="float" office:value="0.284090909090909" calcext:value-type="float">
            <text:p>0.28</text:p>
          </table:table-cell>
          <table:table-cell table:formula="of:=[.B28]/[.C28]" office:value-type="float" office:value="14.3" calcext:value-type="float">
            <text:p>14.30</text:p>
          </table:table-cell>
          <table:table-cell table:formula="of:=(CONVERT(CONVERT(25;&quot;C&quot;;&quot;K&quot;)*[.J$2]/(CONVERT(25;&quot;C&quot;;&quot;K&quot;)*LN([.D28]/[.J$1])+[.J$2]);&quot;K&quot;;&quot;C&quot;))" office:value-type="float" office:value="57.8091528723777" calcext:value-type="float">
            <text:p>57.81</text:p>
          </table:table-cell>
          <table:table-cell table:formula="of:=MIN(([.E28]+40)*8/5; 255)" office:value-type="float" office:value="156.494644595804" calcext:value-type="float">
            <text:p>156</text:p>
          </table:table-cell>
          <table:table-cell table:style-name="ce5" table:formula="of:=MIN([.E28]+40; 255)" office:value-type="float" office:value="97.809152872377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8/256*5" office:value-type="float" office:value="4.21875" calcext:value-type="float">
            <text:p>4.22</text:p>
          </table:table-cell>
          <table:table-cell table:formula="of:=(5-[.B29])/[.J$3]" office:value-type="float" office:value="0.236742424242424" calcext:value-type="float">
            <text:p>0.24</text:p>
          </table:table-cell>
          <table:table-cell table:formula="of:=[.B29]/[.C29]" office:value-type="float" office:value="17.82" calcext:value-type="float">
            <text:p>17.82</text:p>
          </table:table-cell>
          <table:table-cell table:formula="of:=(CONVERT(CONVERT(25;&quot;C&quot;;&quot;K&quot;)*[.J$2]/(CONVERT(25;&quot;C&quot;;&quot;K&quot;)*LN([.D29]/[.J$1])+[.J$2]);&quot;K&quot;;&quot;C&quot;))" office:value-type="float" office:value="51.8023594382742" calcext:value-type="float">
            <text:p>51.80</text:p>
          </table:table-cell>
          <table:table-cell table:formula="of:=MIN(([.E29]+40)*8/5; 255)" office:value-type="float" office:value="146.883775101239" calcext:value-type="float">
            <text:p>147</text:p>
          </table:table-cell>
          <table:table-cell table:style-name="ce5" table:formula="of:=MIN([.E29]+40; 255)" office:value-type="float" office:value="91.802359438274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8/256*5" office:value-type="float" office:value="4.375" calcext:value-type="float">
            <text:p>4.38</text:p>
          </table:table-cell>
          <table:table-cell table:formula="of:=(5-[.B30])/[.J$3]" office:value-type="float" office:value="0.189393939393939" calcext:value-type="float">
            <text:p>0.19</text:p>
          </table:table-cell>
          <table:table-cell table:formula="of:=[.B30]/[.C30]" office:value-type="float" office:value="23.1" calcext:value-type="float">
            <text:p>23.10</text:p>
          </table:table-cell>
          <table:table-cell table:formula="of:=(CONVERT(CONVERT(25;&quot;C&quot;;&quot;K&quot;)*[.J$2]/(CONVERT(25;&quot;C&quot;;&quot;K&quot;)*LN([.D30]/[.J$1])+[.J$2]);&quot;K&quot;;&quot;C&quot;))" office:value-type="float" office:value="44.9930662557584" calcext:value-type="float">
            <text:p>44.99</text:p>
          </table:table-cell>
          <table:table-cell table:formula="of:=MIN(([.E30]+40)*8/5; 255)" office:value-type="float" office:value="135.988906009213" calcext:value-type="float">
            <text:p>136</text:p>
          </table:table-cell>
          <table:table-cell table:style-name="ce5" table:formula="of:=MIN([.E30]+40; 255)" office:value-type="float" office:value="84.9930662557584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8/256*5" office:value-type="float" office:value="4.53125" calcext:value-type="float">
            <text:p>4.53</text:p>
          </table:table-cell>
          <table:table-cell table:formula="of:=(5-[.B31])/[.J$3]" office:value-type="float" office:value="0.142045454545455" calcext:value-type="float">
            <text:p>0.14</text:p>
          </table:table-cell>
          <table:table-cell table:formula="of:=[.B31]/[.C31]" office:value-type="float" office:value="31.9" calcext:value-type="float">
            <text:p>31.90</text:p>
          </table:table-cell>
          <table:table-cell table:formula="of:=(CONVERT(CONVERT(25;&quot;C&quot;;&quot;K&quot;)*[.J$2]/(CONVERT(25;&quot;C&quot;;&quot;K&quot;)*LN([.D31]/[.J$1])+[.J$2]);&quot;K&quot;;&quot;C&quot;))" office:value-type="float" office:value="36.9119302941889" calcext:value-type="float">
            <text:p>36.91</text:p>
          </table:table-cell>
          <table:table-cell table:formula="of:=MIN(([.E31]+40)*8/5; 255)" office:value-type="float" office:value="123.059088470702" calcext:value-type="float">
            <text:p>123</text:p>
          </table:table-cell>
          <table:table-cell table:style-name="ce5" table:formula="of:=MIN([.E31]+40; 255)" office:value-type="float" office:value="76.911930294189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8/256*5" office:value-type="float" office:value="4.6875" calcext:value-type="float">
            <text:p>4.69</text:p>
          </table:table-cell>
          <table:table-cell table:formula="of:=(5-[.B32])/[.J$3]" office:value-type="float" office:value="0.0946969696969697" calcext:value-type="float">
            <text:p>0.09</text:p>
          </table:table-cell>
          <table:table-cell table:formula="of:=[.B32]/[.C32]" office:value-type="float" office:value="49.5" calcext:value-type="float">
            <text:p>49.50</text:p>
          </table:table-cell>
          <table:table-cell table:formula="of:=(CONVERT(CONVERT(25;&quot;C&quot;;&quot;K&quot;)*[.J$2]/(CONVERT(25;&quot;C&quot;;&quot;K&quot;)*LN([.D32]/[.J$1])+[.J$2]);&quot;K&quot;;&quot;C&quot;))" office:value-type="float" office:value="26.5494142210233" calcext:value-type="float">
            <text:p>26.55</text:p>
          </table:table-cell>
          <table:table-cell table:formula="of:=MIN(([.E32]+40)*8/5; 255)" office:value-type="float" office:value="106.479062753637" calcext:value-type="float">
            <text:p>106</text:p>
          </table:table-cell>
          <table:table-cell table:style-name="ce5" table:formula="of:=MIN([.E32]+40; 255)" office:value-type="float" office:value="66.5494142210233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8/256*5" office:value-type="float" office:value="4.84375" calcext:value-type="float">
            <text:p>4.84</text:p>
          </table:table-cell>
          <table:table-cell table:formula="of:=(5-[.B33])/[.J$3]" office:value-type="float" office:value="0.0473484848484848" calcext:value-type="float">
            <text:p>0.05</text:p>
          </table:table-cell>
          <table:table-cell table:formula="of:=[.B33]/[.C33]" office:value-type="float" office:value="102.3" calcext:value-type="float">
            <text:p>102.30</text:p>
          </table:table-cell>
          <table:table-cell table:formula="of:=(CONVERT(CONVERT(25;&quot;C&quot;;&quot;K&quot;)*[.J$2]/(CONVERT(25;&quot;C&quot;;&quot;K&quot;)*LN([.D33]/[.J$1])+[.J$2]);&quot;K&quot;;&quot;C&quot;))" office:value-type="float" office:value="10.8663148327" calcext:value-type="float">
            <text:p>10.87</text:p>
          </table:table-cell>
          <table:table-cell table:formula="of:=MIN(([.E33]+40)*8/5; 255)" office:value-type="float" office:value="81.3861037323199" calcext:value-type="float">
            <text:p>81</text:p>
          </table:table-cell>
          <table:table-cell table:style-name="ce5" table:formula="of:=MIN([.E33]+40; 255)" office:value-type="float" office:value="50.8663148327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8/256*5" office:value-type="float" office:value="5" calcext:value-type="float">
            <text:p>5.00</text:p>
          </table:table-cell>
          <table:table-cell table:formula="of:=(5-[.B34])/[.J$3]" office:value-type="float" office:value="0" calcext:value-type="float">
            <text:p>0.00</text:p>
          </table:table-cell>
          <table:table-cell table:formula="of:=[.B34]/[.C34]" office:value-type="string" office:string-value="" calcext:value-type="error">
            <text:p>#DIV/0!</text:p>
          </table:table-cell>
          <table:table-cell table:formula="of:=(CONVERT(CONVERT(25;&quot;C&quot;;&quot;K&quot;)*[.J$2]/(CONVERT(25;&quot;C&quot;;&quot;K&quot;)*LN([.D34]/[.J$1])+[.J$2]);&quot;K&quot;;&quot;C&quot;))" office:value-type="string" office:string-value="" calcext:value-type="error">
            <text:p>#DIV/0!</text:p>
          </table:table-cell>
          <table:table-cell table:formula="of:=MIN(([.E34]+40)*8/5; 255)" office:value-type="string" office:string-value="" calcext:value-type="error">
            <text:p>#DIV/0!</text:p>
          </table:table-cell>
          <table:table-cell table:style-name="ce5" table:formula="of:=MIN([.E34]+40; 255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09:57:02.80950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08:37:53.365056344</meta:creation-date>
    <dc:date>2024-10-31T09:57:21.765186077</dc:date>
    <meta:editing-duration>PT1H51M36S</meta:editing-duration>
    <meta:editing-cycles>20</meta:editing-cycles>
    <meta:generator>LibreOffice/6.4.7.2$Linux_X86_64 LibreOffice_project/40$Build-2</meta:generator>
    <meta:document-statistic meta:table-count="1" meta:cell-count="2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67cm" svg:height="13.39cm" xlink:href=".." xlink:type="simple" chart:class="chart:line" chart:column-mapping="1 0" chart:style-name="ch1">
        <chart:legend chart:legend-position="top" svg:x="4.895cm" svg:y="0.185cm" style:legend-expansion="wide" chart:style-name="ch2"/>
        <chart:plot-area chart:style-name="ch3" table:cell-range-address="Sheet1.B2:Sheet1.B34 Sheet1.D1:Sheet1.E34" chart:data-source-has-labels="both" svg:x="0.289cm" svg:y="1.05cm" svg:width="13.889cm" svg:height="11.092cm">
          <chartooo:coordinate-region svg:x="1.572cm" svg:y="1.202cm" svg:width="11.322cm" svg:height="9.895cm"/>
          <chart:axis chart:dimension="x" chart:name="primary-x" chart:style-name="ch4" chartooo:axis-type="auto">
            <chartooo:date-scale/>
            <chart:title svg:x="6.078cm" svg:y="12.409cm" chart:style-name="ch5">
              <text:p>ECU Signal (V)</text:p>
            </chart:title>
            <chart:categories table:cell-range-address="Sheet1.B2:Sheet1.B34"/>
          </chart:axis>
          <chart:axis chart:dimension="y" chart:name="primary-y" chart:style-name="ch4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2:Sheet1.E34" chart:label-cell-address="Sheet1.E1:Sheet1.E1" chart:class="chart:line">
            <chart:data-point chart:repeated="33"/>
          </chart:series>
          <chart:series chart:attached-axis="secondary-y" chart:style-name="ch9" chart:values-cell-range-address="Sheet1.D2:Sheet1.D34" chart:label-cell-address="Sheet1.D1:Sheet1.D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(°C)</text:p>
                <draw:g>
                  <svg:desc>Sheet1.E1:Sheet1.E1</svg:desc>
                </draw:g>
              </table:table-cell>
              <table:table-cell office:value-type="string">
                <text:p>R  (kohm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34</svg:desc>
                </draw:g>
              </table:table-cell>
              <table:table-cell office:value-type="float" office:value="NaN">
                <text:p>NaN</text:p>
                <draw:g>
                  <svg:desc>Sheet1.E2:Sheet1.E34</svg:desc>
                </draw:g>
              </table:table-cell>
              <table:table-cell office:value-type="float" office:value="0">
                <text:p>0</text:p>
                <draw:g>
                  <svg:desc>Sheet1.D2:Sheet1.D34</svg:desc>
                </draw:g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289.348100072652">
                <text:p>289.348100072652</text:p>
              </table:table-cell>
              <table:table-cell office:value-type="float" office:value="0.106451612903226">
                <text:p>0.106451612903226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236.525747356087">
                <text:p>236.52574735608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209.115614356539">
                <text:p>209.115614356539</text:p>
              </table:table-cell>
              <table:table-cell office:value-type="float" office:value="0.341379310344828">
                <text:p>0.341379310344828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90.786302541014">
                <text:p>190.786302541014</text:p>
              </table:table-cell>
              <table:table-cell office:value-type="float" office:value="0.471428571428571">
                <text:p>0.471428571428571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77.029916655034">
                <text:p>177.029916655034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165.988216321695">
                <text:p>165.988216321695</text:p>
              </table:table-cell>
              <table:table-cell office:value-type="float" office:value="0.761538461538462">
                <text:p>0.761538461538462</text:p>
              </table:table-cell>
            </table:table-row>
            <table:table-row>
              <table:table-cell office:value-type="float" office:value="1.09375">
                <text:p>1.09375</text:p>
              </table:table-cell>
              <table:table-cell office:value-type="float" office:value="156.723379197558">
                <text:p>156.72337919755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48.698631934156">
                <text:p>148.6986319341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40625">
                <text:p>1.40625</text:p>
              </table:table-cell>
              <table:table-cell office:value-type="float" office:value="141.578736604547">
                <text:p>141.578736604547</text:p>
              </table:table-cell>
              <table:table-cell office:value-type="float" office:value="1.29130434782609">
                <text:p>1.29130434782609</text:p>
              </table:table-cell>
            </table:table-row>
            <table:table-row>
              <table:table-cell office:value-type="float" office:value="1.5625">
                <text:p>1.5625</text:p>
              </table:table-cell>
              <table:table-cell office:value-type="float" office:value="135.140242294228">
                <text:p>135.14024229422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.71875">
                <text:p>1.71875</text:p>
              </table:table-cell>
              <table:table-cell office:value-type="float" office:value="129.226343069591">
                <text:p>129.226343069591</text:p>
              </table:table-cell>
              <table:table-cell office:value-type="float" office:value="1.72857142857143">
                <text:p>1.72857142857143</text:p>
              </table:table-cell>
            </table:table-row>
            <table:table-row>
              <table:table-cell office:value-type="float" office:value="1.875">
                <text:p>1.875</text:p>
              </table:table-cell>
              <table:table-cell office:value-type="float" office:value="123.722176490534">
                <text:p>123.72217649053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2.03125">
                <text:p>2.03125</text:p>
              </table:table-cell>
              <table:table-cell office:value-type="float" office:value="118.540370863855">
                <text:p>118.540370863855</text:p>
              </table:table-cell>
              <table:table-cell office:value-type="float" office:value="2.25789473684211">
                <text:p>2.25789473684211</text:p>
              </table:table-cell>
            </table:table-row>
            <table:table-row>
              <table:table-cell office:value-type="float" office:value="2.1875">
                <text:p>2.1875</text:p>
              </table:table-cell>
              <table:table-cell office:value-type="float" office:value="113.612100052375">
                <text:p>113.612100052375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float" office:value="2.34375">
                <text:p>2.34375</text:p>
              </table:table-cell>
              <table:table-cell office:value-type="float" office:value="108.881259961878">
                <text:p>108.881259961878</text:p>
              </table:table-cell>
              <table:table-cell office:value-type="float" office:value="2.91176470588235">
                <text:p>2.911764705882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04.30048322867">
                <text:p>104.300483228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.65625">
                <text:p>2.65625</text:p>
              </table:table-cell>
              <table:table-cell office:value-type="float" office:value="99.8282572568863">
                <text:p>99.8282572568863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float" office:value="2.8125">
                <text:p>2.8125</text:p>
              </table:table-cell>
              <table:table-cell office:value-type="float" office:value="95.4266950422971">
                <text:p>95.4266950422971</text:p>
              </table:table-cell>
              <table:table-cell office:value-type="float" office:value="4.24285714285714">
                <text:p>4.24285714285714</text:p>
              </table:table-cell>
            </table:table-row>
            <table:table-row>
              <table:table-cell office:value-type="float" office:value="2.96875">
                <text:p>2.96875</text:p>
              </table:table-cell>
              <table:table-cell office:value-type="float" office:value="91.0596558784337">
                <text:p>91.0596558784337</text:p>
              </table:table-cell>
              <table:table-cell office:value-type="float" office:value="4.82307692307692">
                <text:p>4.82307692307692</text:p>
              </table:table-cell>
            </table:table-row>
            <table:table-row>
              <table:table-cell office:value-type="float" office:value="3.125">
                <text:p>3.125</text:p>
              </table:table-cell>
              <table:table-cell office:value-type="float" office:value="86.6909817695926">
                <text:p>86.690981769592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.28125">
                <text:p>3.28125</text:p>
              </table:table-cell>
              <table:table-cell office:value-type="float" office:value="82.2826284697603">
                <text:p>82.282628469760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.4375">
                <text:p>3.4375</text:p>
              </table:table-cell>
              <table:table-cell office:value-type="float" office:value="77.7924288349702">
                <text:p>77.792428834970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float" office:value="3.59375">
                <text:p>3.59375</text:p>
              </table:table-cell>
              <table:table-cell office:value-type="float" office:value="73.1711089876764">
                <text:p>73.1711089876764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68.3579236674997">
                <text:p>68.357923667499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.90625">
                <text:p>3.90625</text:p>
              </table:table-cell>
              <table:table-cell office:value-type="float" office:value="63.2737359064469">
                <text:p>63.2737359064469</text:p>
              </table:table-cell>
              <table:table-cell office:value-type="float" office:value="11.7857142857143">
                <text:p>11.7857142857143</text:p>
              </table:table-cell>
            </table:table-row>
            <table:table-row>
              <table:table-cell office:value-type="float" office:value="4.0625">
                <text:p>4.0625</text:p>
              </table:table-cell>
              <table:table-cell office:value-type="float" office:value="57.8091528723777">
                <text:p>57.809152872377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.21875">
                <text:p>4.21875</text:p>
              </table:table-cell>
              <table:table-cell office:value-type="float" office:value="51.8023594382742">
                <text:p>51.8023594382742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float" office:value="4.375">
                <text:p>4.375</text:p>
              </table:table-cell>
              <table:table-cell office:value-type="float" office:value="44.9930662557584">
                <text:p>44.993066255758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4.53125">
                <text:p>4.53125</text:p>
              </table:table-cell>
              <table:table-cell office:value-type="float" office:value="36.9119302941889">
                <text:p>36.911930294188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4.6875">
                <text:p>4.6875</text:p>
              </table:table-cell>
              <table:table-cell office:value-type="float" office:value="26.5494142210233">
                <text:p>26.549414221023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4.84375">
                <text:p>4.84375</text:p>
              </table:table-cell>
              <table:table-cell office:value-type="float" office:value="10.8663148327">
                <text:p>10.8663148327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